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peSystemTests" style:family="table">
      <style:table-properties style:width="16.999cm" table:align="margins"/>
    </style:style>
    <style:style style:name="TapeSystemTests.A" style:family="table-column">
      <style:table-column-properties style:column-width="4.249cm" style:rel-column-width="16383*"/>
    </style:style>
    <style:style style:name="TapeSystemTests.B" style:family="table-column">
      <style:table-column-properties style:column-width="12.749cm" style:rel-column-width="49152*"/>
    </style:style>
    <style:style style:name="TapeSystemTests.A1" style:family="table-cell">
      <style:table-cell-properties fo:padding="0.097cm" fo:border-left="0.002cm solid #000000" fo:border-right="none" fo:border-top="0.002cm solid #000000" fo:border-bottom="0.002cm solid #000000"/>
    </style:style>
    <style:style style:name="TapeSystemTests.B1" style:family="table-cell">
      <style:table-cell-properties fo:padding="0.097cm" fo:border="0.002cm solid #000000"/>
    </style:style>
    <style:style style:name="TapeSystemTests.A2" style:family="table-cell">
      <style:table-cell-properties fo:padding="0.097cm" fo:border-left="0.002cm solid #000000" fo:border-right="none" fo:border-top="none" fo:border-bottom="0.002cm solid #000000"/>
    </style:style>
    <style:style style:name="TapeSystemTest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8pt" fo:language="en" fo:country="GB" fo:font-weight="bold" fo:background-color="transparent" style:font-size-asian="18pt" style:font-weight-asian="bold" style:font-size-complex="18pt" style:font-weight-complex="bold"/>
    </style:style>
    <style:style style:name="P2" style:family="paragraph" style:parent-style-name="Standard">
      <style:text-properties fo:language="en" fo:country="GB" fo:background-color="transparent"/>
    </style:style>
    <style:style style:name="P3" style:family="paragraph" style:parent-style-name="Standard">
      <style:text-properties fo:language="en" fo:country="GB"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P4" style:family="paragraph" style:parent-style-name="Text_20_body">
      <style:text-properties fo:language="en" fo:country="GB" fo:background-color="transparent"/>
    </style:style>
    <style:style style:name="P5" style:family="paragraph" style:parent-style-name="Text_20_body">
      <style:paragraph-properties fo:text-align="center" style:justify-single-word="false"/>
      <style:text-properties fo:language="en" fo:country="GB" fo:background-color="transparent"/>
    </style:style>
    <style:style style:name="P6" style:family="paragraph" style:parent-style-name="Table_20_Contents">
      <style:text-properties fo:language="en" fo:country="GB" fo:background-color="transparent"/>
    </style:style>
    <style:style style:name="P7" style:family="paragraph" style:parent-style-name="Table_20_Heading">
      <style:text-properties fo:language="en" fo:country="GB" fo:background-color="transparent"/>
    </style:style>
    <style:style style:name="P8" style:family="paragraph" style:parent-style-name="Standard" style:list-style-name="L1">
      <style:text-properties fo:language="en" fo:country="GB" fo:background-color="transparent"/>
    </style:style>
    <style:style style:name="P9" style:family="paragraph" style:parent-style-name="Table_20_Contents" style:list-style-name="L2">
      <style:text-properties fo:language="en" fo:country="GB" fo:background-color="transparent"/>
    </style:style>
    <style:style style:name="P10" style:family="paragraph" style:parent-style-name="Heading_20_1">
      <style:text-properties fo:language="en" fo:country="GB" fo:background-color="transparent"/>
    </style:style>
    <style:style style:name="P11" style:family="paragraph" style:parent-style-name="Heading_20_2">
      <style:text-properties fo:language="en" fo:country="GB" fo:background-color="transparent"/>
    </style:style>
    <style:style style:name="P12" style:family="paragraph" style:parent-style-name="Heading_20_3">
      <style:text-properties fo:language="en" fo:country="GB" fo:background-color="transparent"/>
    </style:style>
    <style:style style:name="P13" style:family="paragraph" style:parent-style-name="Heading_20_4">
      <style:text-properties fo:language="en" fo:country="GB" fo:background-color="transparent"/>
    </style:style>
    <style:style style:name="T1" style:family="text">
      <style:text-properties fo:language="en" fo:country="GB" fo:background-color="transparent"/>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string" text:name="NewCastorVersion"/>
        <text:variable-decl office:value-type="string" text:name="OldCastor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tor tape subsystem requirements, design and test plan for release of version <text:variable-set text:name="NewCastorVersion" office:value-type="string">2.1.9-10</text:variable-set> (migrated from <text:s/><text:variable-get text:name="OldCastorVersion" office:value-type="string"/><text:variable-set text:name="OldCastorVersion" office:value-type="string">2.1.9-9</text:variable-set>)</text:p>
      <text:p text:style-name="P5"/>
      <text:p text:style-name="P5"/>
      <text:p text:style-name="P2"/>
      <text:p text:style-name="P2">Collection of the requirements for the tape subsystem that castor will be tested against before deployment.</text:p>
      <text:p text:style-name="P2"/>
      <text:p text:style-name="P2">Document revisions</text:p>
      <table:table table:name="Table1" table:style-name="Table1">
        <table:table-column table:style-name="Table1.A"/>
        <table:table-column table:style-name="Table1.B"/>
        <table:table-header-rows>
          <table:table-row>
            <table:table-cell table:style-name="Table1.A1" office:value-type="string">
              <text:p text:style-name="P7">Version</text:p>
            </table:table-cell>
            <table:table-cell table:style-name="Table1.B1" office:value-type="string">
              <text:p text:style-name="P7">Author(s)</text:p>
            </table:table-cell>
          </table:table-row>
        </table:table-header-rows>
        <table:table-row>
          <table:table-cell table:style-name="Table1.A2" office:value-type="string">
            <text:p text:style-name="P6">V0.01: Partial reverse engineering of the testsuite contents, plus the test description, Based on branch v2_1_7_gateway, revision 21263.</text:p>
          </table:table-cell>
          <table:table-cell table:style-name="Table1.B2" office:value-type="string">
            <text:p text:style-name="P6">Tape team</text:p>
          </table:table-cell>
        </table:table-row>
        <table:table-row>
          <table:table-cell table:style-name="Table1.A2" office:value-type="string">
            <text:p text:style-name="P6">V0.02: Next version released to review</text:p>
          </table:table-cell>
          <table:table-cell table:style-name="Table1.B2" office:value-type="string">
            <text:p text:style-name="P6">Tape team</text:p>
          </table:table-cell>
        </table:table-row>
        <table:table-row>
          <table:table-cell table:style-name="Table1.A2" office:value-type="string">
            <text:p text:style-name="P6"/>
          </table:table-cell>
          <table:table-cell table:style-name="Table1.B2" office:value-type="string">
            <text:p text:style-name="P6"/>
          </table:table-cell>
        </table:table-row>
        <table:table-row>
          <table:table-cell table:style-name="Table1.A2" office:value-type="string">
            <text:p text:style-name="P6"/>
          </table:table-cell>
          <table:table-cell table:style-name="Table1.B2" office:value-type="string">
            <text:p text:style-name="P6"/>
          </table:table-cell>
        </table:table-row>
      </table:table>
      <text:p text:style-name="P2"/>
      <text:h text:style-name="P10" text:outline-level="1">Document production notes:</text:h>
      <text:p text:style-name="P3">V0.01</text:p>
      <text:p text:style-name="P2">Limited to test/testsuite/castortests/tape.</text:p>
      <text:h text:style-name="P10" text:outline-level="1">Current tests for tape</text:h>
      <text:h text:style-name="Heading_20_2" text:outline-level="2">In testsuite</text:h>
      <text:list xml:id="list37346267" text:style-name="L1">
        <text:list-item>
          <text:p text:style-name="P8">Aggregatord/WritetpReadtp: create a random file in disk </text:p>
        </text:list-item>
        <text:list-item>
          <text:p text:style-name="P8">rtcpd/TpwriteTpread</text:p>
        </text:list-item>
        <text:list-item>
          <text:p text:style-name="P8">stager/basic</text:p>
        </text:list-item>
        <text:list-item>
          <text:p text:style-name="P8">stager/cancelledRecall</text:p>
        </text:list-item>
        <text:list-item>
          <text:p text:style-name="P8">stager/multiFile</text:p>
        </text:list-item>
      </text:list>
      <text:h text:style-name="Heading_20_2" text:outline-level="2">In test/tapegateway_release_tests</text:h>
      <text:list xml:id="list37336178" text:style-name="L2">
        <text:list-item>
          <text:p text:style-name="P9">Migrate 10 files modifying ns checksum whilst TAPECOPY_CREATED.</text:p>
        </text:list-item>
        <text:list-item>
          <text:p text:style-name="P9">Migrate 10 files nsrm whilst TAPECOPY_WAITINSTREAMS.</text:p>
        </text:list-item>
        <text:list-item>
          <text:p text:style-name="P9">Migration of 10 files to 1 tape with CNS HOST set to non existing host</text:p>
        </text:list-item>
        <text:list-item>
          <text:p text:style-name="P9">Migration of 10 files with disk servers rfiod down.</text:p>
        </text:list-item>
        <text:list-item>
          <text:p text:style-name="P9">Migration of 10 files with VDQM down.</text:p>
        </text:list-item>
        <text:list-item>
          <text:p text:style-name="P9">Migration of 10 files with VMGR down.</text:p>
        </text:list-item>
        <text:list-item>
          <text:p text:style-name="P9">Migrate and recall 10 dual tape-copy files</text:p>
        </text:list-item>
        <text:list-item>
          <text:p text:style-name="P9">Migrate and recall 10 single tape-copy files</text:p>
        </text:list-item>
        <text:list-item>
          <text:p text:style-name="P9">Migrate and recall stress test.</text:p>
        </text:list-item>
        <text:list-item>
          <text:p text:style-name="P9">Migrate until end of 2 tapes</text:p>
        </text:list-item>
        <text:list-item>
          <text:p text:style-name="P9">Recall 2 files from an ARCHIVED tape.</text:p>
        </text:list-item>
        <text:list-item>
          <text:p text:style-name="P9">Recall 10 files modifying ns checksum whilst TAPECOPY TOBERECALLED</text:p>
        </text:list-item>
        <text:list-item>
          <text:p text:style-name="P9"><text:soft-page-break/>Recall 10 files nsrm them whilst TAPECOPY TOBERECALLED.</text:p>
        </text:list-item>
        <text:list-item>
          <text:p text:style-name="P9">Recall 10 files with CNS HOST set to non existing host.</text:p>
        </text:list-item>
        <text:list-item>
          <text:p text:style-name="P9">Recall 10 files with disk server rfiod down.</text:p>
        </text:list-item>
        <text:list-item>
          <text:p text:style-name="P9">Repack 2 tapes.</text:p>
        </text:list-item>
      </text:list>
      <text:h text:style-name="P10" text:outline-level="1">Requirements</text:h>
      <text:p text:style-name="Text_20_body"><text:span text:style-name="T1">[Sources of information : </text:span><text:a xlink:type="simple" xlink:href="http://castor.web.cern.ch/castor/docs.htm">http://castor.web.cern.ch/castor/docs.htm</text:a><text:span text:style-name="T1">, </text:span><text:a xlink:type="simple" xlink:href="https://twiki.cern.ch/twiki/bin/view/FIOgroup/HowtoTestCastorV2#TapeGateway_tests">https://twiki.cern.ch/twiki/bin/view/FIOgroup/HowtoTestCastorV2#TapeGateway_tests</text:a><text:span text:style-name="T1">, </text:span><text:a xlink:type="simple" xlink:href="https://twiki.cern.ch/twiki/bin/view/FIOgroup/CastorV2Development">https://twiki.cern.ch/twiki/bin/view/FIOgroup/CastorV2Development</text:a><text:span text:style-name="T1">, </text:span><text:a xlink:type="simple" xlink:href="https://twiki.cern.ch/twiki/bin/view/FIOgroup/TapeGateway">https://twiki.cern.ch/twiki/bin/view/FIOgroup/TapeGateway</text:a><text:span text:style-name="T1">, <text:s/></text:span><text:a xlink:type="simple" xlink:href="https://twiki.cern.ch/twiki/bin/view/DataManagement/TapeSubsystemTesting">https://twiki.cern.ch/twiki/bin/view/DataManagement/TapeSubsystemTesting</text:a><text:span text:style-name="T1">, </text:span><text:a xlink:type="simple" xlink:href="https://twiki.cern.ch/twiki/bin/view/DataManagement/TapeGatewayTests">https://twiki.cern.ch/twiki/bin/view/DataManagement/TapeGatewayTests</text:a><text:span text:style-name="T1">, <text:s/></text:span><text:a xlink:type="simple" xlink:href="https://twiki.cern.ch/twiki/bin/view/DataManagement/TapeGatewayTestsDraft">https://twiki.cern.ch/twiki/bin/view/DataManagement/TapeGatewayTestsDraft</text:a><text:span text:style-name="T1">, <text:s/></text:span><text:a xlink:type="simple" xlink:href="https://twiki.cern.ch/twiki/bin/view/DataManagement/CastorTapeSubsystem">https://twiki.cern.ch/twiki/bin/view/DataManagement/CastorTapeSubsystem</text:a><text:span text:style-name="T1">, </text:span><text:a xlink:type="simple" xlink:href="https://twiki.cern.ch/twiki/bin/view/DataManagement/TapeProjectManagement">https://twiki.cern.ch/twiki/bin/view/DataManagement/TapeProjectManagement</text:a><text:span text:style-name="T1">, <text:s text:c="2"/></text:span><text:a xlink:type="simple" xlink:href="https://twiki.cern.ch/twiki/bin/viewauth/CASTORService">https://twiki.cern.ch/twiki/bin/viewauth/CASTORService</text:a><text:span text:style-name="T1">, </text:span><text:a xlink:type="simple" xlink:href="https://twiki.cern.ch/twiki/bin/view/DSSGroup/">https://twiki.cern.ch/twiki/bin/view/DSSGroup/</text:a><text:span text:style-name="T1">, </text:span><text:a xlink:type="simple" xlink:href="http://svnweb.cern.ch/world/wsvn/CASTOR/CASTOR2/trunk/test/tapegateway_release_tests/#path_CASTOR2_trunk_test_tapegateway_release_tests">http://svnweb.cern.ch/world/wsvn/CASTOR/CASTOR2/trunk/test/tapegateway_release_tests/#path_CASTOR2_trunk_test_tapegateway_release_tests</text:a><text:span text:style-name="T1">_, <text:s/></text:span><text:a xlink:type="simple" xlink:href="http://castor.web.cern.ch/castor/old_castor/DOCUMENTATION/">http://castor.web.cern.ch/castor/old_castor/DOCUMENTATION/</text:a>, <text:a xlink:type="simple" xlink:href="http://indico.cern.ch/conferenceDisplay.py?confId=2916">http://indico.cern.ch/conferenceDisplay.py?confId=2916</text:a><text:span text:style-name="T1"> <text:s/>]</text:span></text:p>
      <text:h text:style-name="P11" text:outline-level="2"><text:soft-page-break/>Functional requirements</text:h>
      <text:h text:style-name="Heading_20_3" text:outline-level="3">Tape system should migrate single and multiple tape copies to tape</text:h>
      <text:h text:style-name="P13" text:outline-level="4"><text:bookmark text:name="__RefNumPara__530_225803582"/>When a tape copy is created, the data from one of the disk copies it should be migrated to tape.<text:bookmark-end text:name="__RefNumPara__530_225803582"/></text:h>
      <text:h text:style-name="P12" text:outline-level="3">Multiple tape copies for the same file should not end up on the same tape</text:h>
      <text:h text:style-name="P13" text:outline-level="4"><text:bookmark text:name="__RefNumPara__532_225803582"/>In addition to the previous requirement, no 2 tape copies a given file must end up on the same tape.<text:bookmark-end text:name="__RefNumPara__532_225803582"/></text:h>
      <text:h text:style-name="P12" text:outline-level="3">Tape system must recall tape copies</text:h>
      <text:h text:style-name="P13" text:outline-level="4"><text:bookmark text:name="__RefNumPara__534_225803582"/>Tape system should either recall tape copies or report a failure to the user in case an unrecoverable problem is encoutered.<text:bookmark-end text:name="__RefNumPara__534_225803582"/></text:h>
      <text:h text:style-name="P13" text:outline-level="4"><text:bookmark text:name="__RefNumPara__480_225803582"/>There must be a recall functionality which recalls all files from a given tape and writes them to another.<text:bookmark-end text:name="__RefNumPara__480_225803582"/></text:h>
      <text:h text:style-name="Heading_20_2" text:outline-level="2">Non-functional: robustness</text:h>
      <text:h text:style-name="P13" text:outline-level="4">Tape system must handle correctly internal failures (incorrect/modified/missing linked structures inside the DB)</text:h>
      <text:p text:style-name="P4">Expected behaviour is to not process the incorrect request (no point in retrying/unrecoverable error), without slowing down/stopping the flow of the non-problematic files. The error should be detected and reported.</text:p>
      <text:h text:style-name="Heading_20_5" text:outline-level="5"><text:bookmark text:name="__RefNumPara__482_225803582"/><text:soft-page-break/>Handle missing castorfile<text:bookmark-end text:name="__RefNumPara__482_225803582"/></text:h>
      <text:h text:style-name="Heading_20_5" text:outline-level="5"><text:bookmark text:name="__RefNumPara__484_225803582"/>Handle missing diskcopy<text:bookmark-end text:name="__RefNumPara__484_225803582"/></text:h>
      <text:h text:style-name="Heading_20_5" text:outline-level="5"><text:bookmark text:name="__RefNumPara__486_225803582"/>Handle missing filesystem<text:bookmark-end text:name="__RefNumPara__486_225803582"/></text:h>
      <text:h text:style-name="Heading_20_5" text:outline-level="5"><text:bookmark text:name="__RefNumPara__488_225803582"/>Handle missing fileserver<text:bookmark-end text:name="__RefNumPara__488_225803582"/></text:h>
      <text:h text:style-name="Heading_20_5" text:outline-level="5"><text:bookmark text:name="__RefNumPara__492_225803582"/>Handle missing fileclass<text:bookmark-end text:name="__RefNumPara__492_225803582"/></text:h>
      <text:h text:style-name="Heading_20_5" text:outline-level="5"><text:bookmark text:name="__RefNumPara__490_225803582"/>Handle missing serviceclass<text:bookmark-end text:name="__RefNumPara__490_225803582"/></text:h>
      <text:h text:style-name="Heading_20_5" text:outline-level="5"><text:bookmark text:name="__RefNumPara__494_225803582"/>Handle missing tapepool<text:bookmark-end text:name="__RefNumPara__494_225803582"/></text:h>
      <text:h text:style-name="Heading_20_5" text:outline-level="5"><text:bookmark text:name="__RefNumPara__496_225803582"/>Handle missing segment<text:bookmark-end text:name="__RefNumPara__496_225803582"/></text:h>
      <text:h text:style-name="Heading_20_5" text:outline-level="5"><text:bookmark text:name="__RefNumPara__498_225803582"/>Handle missing tape<text:bookmark-end text:name="__RefNumPara__498_225803582"/></text:h>
      <text:h text:style-name="P13" text:outline-level="4">Tape system must handle correctly tape system failures</text:h>
      <text:h text:style-name="Heading_20_5" text:outline-level="5"><text:bookmark text:name="__RefNumPara__622_225803582"/>End of tape<text:bookmark-end text:name="__RefNumPara__622_225803582"/></text:h>
      <text:p text:style-name="Text_20_body">Should re-migrate</text:p>
      <text:h text:style-name="Heading_20_5" text:outline-level="5"><text:bookmark text:name="__RefNumPara__624_225803582"/>Read error/Tape unavailable/archived<text:bookmark-end text:name="__RefNumPara__624_225803582"/></text:h>
      <text:p text:style-name="Text_20_body">Retry on other copy or fail</text:p>
      <text:h text:style-name="Heading_20_5" text:outline-level="5"><text:bookmark text:name="__RefNumPara__500_225803582"/>Write error<text:bookmark-end text:name="__RefNumPara__500_225803582"/></text:h>
      <text:p text:style-name="Text_20_body">Should re-migrate to another tape.</text:p>
      <text:h text:style-name="Heading_20_5" text:outline-level="5"><text:bookmark text:name="__RefNumPara__502_225803582"/>No tape available<text:bookmark-end text:name="__RefNumPara__502_225803582"/></text:h>
      <text:p text:style-name="Text_20_body">Should retry with a delay (no fast spinning)</text:p>
      <text:h text:style-name="P13" text:outline-level="4">Tape system must handle correctly external services failures</text:h>
      <text:p text:style-name="P4">External failures mean unavailability/misconfiguration of external services: Name server, VMGR, VDQM, tape server. The disk server failure is only visible to the tape server, so this is not covered here.</text:p>
      <text:h text:style-name="Heading_20_5" text:outline-level="5"><text:bookmark text:name="__RefNumPara__528_225803582"/><text:soft-page-break/>Name server unavailable<text:bookmark-end text:name="__RefNumPara__528_225803582"/></text:h>
      <text:h text:style-name="Heading_20_5" text:outline-level="5"><text:bookmark text:name="__RefNumPara__504_225803582"/>VMGR unavailable<text:bookmark-end text:name="__RefNumPara__504_225803582"/></text:h>
      <text:h text:style-name="Heading_20_5" text:outline-level="5"><text:bookmark text:name="__RefNumPara__506_225803582"/>VDQM unavailable<text:bookmark-end text:name="__RefNumPara__506_225803582"/></text:h>
      <text:h text:style-name="Heading_20_5" text:outline-level="5"><text:bookmark text:name="__RefNumPara__508_225803582"/>Tape server unreacheable<text:bookmark-end text:name="__RefNumPara__508_225803582"/></text:h>
      <text:h text:style-name="Heading_20_5" text:outline-level="5"><text:bookmark text:name="__RefNumPara__510_225803582"/>Disk server unreacheable<text:bookmark-end text:name="__RefNumPara__510_225803582"/></text:h>
      <text:h text:style-name="P13" text:outline-level="4">Tape system must handle properly the incoherences in information. </text:h>
      <text:p text:style-name="P4">The tape system should reject and report as failed any request encountering a mismatch: wrong checksums inside the stager, wrong checksum inside the name server, wrong size </text:p>
      <text:h text:style-name="Heading_20_5" text:outline-level="5"><text:bookmark text:name="__RefNumPara__524_225803582"/>Checksum mismatches<text:bookmark-end text:name="__RefNumPara__524_225803582"/></text:h>
      <text:h text:style-name="Heading_20_5" text:outline-level="5"><text:bookmark text:name="__RefNumPara__512_225803582"/>Size mismatches<text:bookmark-end text:name="__RefNumPara__512_225803582"/></text:h>
      <text:h text:style-name="Heading_20_5" text:outline-level="5"><text:bookmark text:name="__RefNumPara__514_225803582"/>Wrong segment information<text:bookmark-end text:name="__RefNumPara__514_225803582"/></text:h>
      <text:h text:style-name="Heading_20_5" text:outline-level="5"><text:bookmark text:name="__RefNumPara__526_225803582"/>Missing nameserver entry<text:bookmark-end text:name="__RefNumPara__526_225803582"/></text:h>
      <text:h text:style-name="Heading_20_2" text:outline-level="2">Functional: performance control (policies)</text:h>
      <text:h text:style-name="P13" text:outline-level="4"><text:bookmark text:name="__RefNumPara__516_225803582"/>Tape drives scheduling.<text:bookmark-end text:name="__RefNumPara__516_225803582"/></text:h>
      <text:p text:style-name="P4">We should be able to schedule migrations, recalls and tape mounts <text:s/>by policy. </text:p>
      <text:p text:style-name="P4">Each file migration is attached to a service class which has an nbDrive property, representing the maximum number of drives this service class can use concurrently. The drives should be distributed evenly over the tape pools associated with the service class. If a tape pool is shared between several service classes, the behaviour is <text:span text:style-name="T2">undetermined</text:span>. If the service class changes before migration, the behaviour is <text:span text:style-name="T2">undetermined</text:span>.</text:p>
      <text:h text:style-name="Heading_20_4" text:outline-level="4"><text:bookmark text:name="__RefNumPara__620_225803582"/>Performance expectations under high load<text:bookmark-end text:name="__RefNumPara__620_225803582"/></text:h>
      <text:h text:style-name="P12" text:outline-level="3">Non-Functional: installable/maintainable</text:h>
      <text:h text:style-name="P13" text:outline-level="4"><text:bookmark text:name="__RefNumPara__518_225803582"/>The systems should cover all of its functional and non-functional requirements using both rtcpclientd (regression test) <text:s/>and the tape gateway.<text:bookmark-end text:name="__RefNumPara__518_225803582"/></text:h>
      <text:h text:style-name="P13" text:outline-level="4"><text:bookmark text:name="__RefNumPara__135_1989495862"/>The new version must be upgradable from the previous one (rtcpclientd-to-rtcpclientd) with all types of files in-system. None should be lost. Manual procedure OK is some get stuck. New version will be <text:variable-get text:name="NewCastorVersion" office:value-type="string">2.1.9-10</text:variable-get>, old version is <text:variable-get text:name="OldCastorVersion" office:value-type="string">2.1.9-9</text:variable-get>.<text:bookmark-end text:name="__RefNumPara__135_1989495862"/></text:h>
      <text:p text:style-name="Text_20_body"><text:span text:style-name="T1">The system should not loose data of block migrations recalls when upgrading from </text:span><text:span text:style-name="T1"><text:variable-get text:name="OldCastorVersion" office:value-type="string">2.1.9-9</text:variable-get></text:span><text:span text:style-name="T1"> to </text:span><text:span text:style-name="T1"><text:variable-get text:name="NewCastorVersion" office:value-type="string">2.1.9-10</text:variable-get></text:span><text:span text:style-name="T1">. Tape space contingency is an acceptable trade-off (re-migration of a tape copy that get set back in its state in the process). Switch-over unavailability should be below [TBD].</text:span></text:p>
      <text:h text:style-name="P13" text:outline-level="4"><text:bookmark text:name="__RefNumPara__520_225803582"/><text:soft-page-break/>In the new version, it must possible to switch from rtcpclientd to the tapegateway with all types of files in-system. None should be lost. Manual procedure OK if some get stuck.<text:bookmark-end text:name="__RefNumPara__520_225803582"/></text:h>
      <text:h text:style-name="P13" text:outline-level="4"><text:bookmark text:name="__RefNumPara__522_225803582"/>In the new version, it must possible to switch back from the tape gateway to the rtcpclientd with all types of files in-system. None should be lost. Manual procedure OK if some get stuck. <text:bookmark-end text:name="__RefNumPara__522_225803582"/></text:h>
      <text:p text:style-name="P4"/>
      <text:h text:style-name="P10" text:outline-level="1">Design specifications</text:h>
      <text:h text:style-name="P10" text:outline-level="1">Test plan</text:h>
      <text:h text:style-name="P11" text:outline-level="2">Module testing</text:h>
      <text:p text:style-name="P4">Based on design specifications... / Modules APIs.</text:p>
      <text:h text:style-name="P11" text:outline-level="2">Integration testing</text:h>
      <text:p text:style-name="P4">Based on design specifications</text:p>
      <text:h text:style-name="P11" text:outline-level="2">System testing</text:h>
      <text:p text:style-name="P4">In the development stagers, functionanlity/performance test.</text:p>
      <table:table table:name="TapeSystemTests" table:style-name="TapeSystemTests">
        <table:table-column table:style-name="TapeSystemTests.A"/>
        <table:table-column table:style-name="TapeSystemTests.B"/>
        <table:table-header-rows>
          <table:table-row>
            <table:table-cell table:style-name="TapeSystemTests.A1" office:value-type="string">
              <text:p text:style-name="P7">Requirements covered</text:p>
            </table:table-cell>
            <table:table-cell table:style-name="TapeSystemTests.B1" office:value-type="string">
              <text:p text:style-name="P7">Test case title and description</text:p>
            </table:table-cell>
          </table:table-row>
        </table:table-header-rows>
        <table:table-row>
          <table:table-cell table:style-name="TapeSystemTests.A2" office:value-type="string">
            <text:p text:style-name="P6"><text:bookmark-ref text:reference-format="chapter" text:ref-name="__RefNumPara__524_225803582">3.2.1.4.1</text:bookmark-ref></text:p>
          </table:table-cell>
          <table:table-cell table:style-name="TapeSystemTests.B2" office:value-type="string">
            <text:p text:style-name="P6">Migrate 10 files modifying ns checksum whilst TAPECOPY_CREATED.</text:p>
          </table:table-cell>
        </table:table-row>
        <table:table-row>
          <table:table-cell table:style-name="TapeSystemTests.A2" office:value-type="string">
            <text:p text:style-name="P6"><text:bookmark-ref text:reference-format="chapter" text:ref-name="__RefNumPara__526_225803582">3.2.1.4.4</text:bookmark-ref></text:p>
          </table:table-cell>
          <table:table-cell table:style-name="TapeSystemTests.B2" office:value-type="string">
            <text:p text:style-name="P6">Migrate 10 files nsrm whilst TAPECOPY_WAITINSTREAMS.</text:p>
          </table:table-cell>
        </table:table-row>
        <table:table-row>
          <table:table-cell table:style-name="TapeSystemTests.A2" office:value-type="string">
            <text:p text:style-name="P6"><text:bookmark-ref text:reference-format="chapter" text:ref-name="__RefNumPara__528_225803582">3.2.1.3.1</text:bookmark-ref></text:p>
          </table:table-cell>
          <table:table-cell table:style-name="TapeSystemTests.B2" office:value-type="string">
            <text:p text:style-name="P6">Migration of 10 files to 1 tape with CNS HOST set to non existing host</text:p>
          </table:table-cell>
        </table:table-row>
        <table:table-row>
          <table:table-cell table:style-name="TapeSystemTests.A2" office:value-type="string">
            <text:p text:style-name="P6"><text:bookmark-ref text:reference-format="chapter" text:ref-name="__RefNumPara__510_225803582">3.2.1.3.5</text:bookmark-ref></text:p>
          </table:table-cell>
          <table:table-cell table:style-name="TapeSystemTests.B2" office:value-type="string">
            <text:p text:style-name="P6">Migration of 10 files with disk servers rfiod down.</text:p>
          </table:table-cell>
        </table:table-row>
        <table:table-row>
          <table:table-cell table:style-name="TapeSystemTests.A2" office:value-type="string">
            <text:p text:style-name="P6"><text:bookmark-ref text:reference-format="chapter" text:ref-name="__RefNumPara__506_225803582">3.2.1.3.3</text:bookmark-ref></text:p>
          </table:table-cell>
          <table:table-cell table:style-name="TapeSystemTests.B2" office:value-type="string">
            <text:p text:style-name="P6">Migration of 10 files with VDQM down.</text:p>
          </table:table-cell>
        </table:table-row>
        <table:table-row>
          <table:table-cell table:style-name="TapeSystemTests.A2" office:value-type="string">
            <text:p text:style-name="P6"><text:bookmark-ref text:reference-format="chapter" text:ref-name="__RefNumPara__504_225803582">3.2.1.3.2</text:bookmark-ref></text:p>
          </table:table-cell>
          <table:table-cell table:style-name="TapeSystemTests.B2" office:value-type="string">
            <text:p text:style-name="P6">Migration of 10 files with VMGR down.</text:p>
          </table:table-cell>
        </table:table-row>
        <table:table-row>
          <table:table-cell table:style-name="TapeSystemTests.A2" office:value-type="string">
            <text:p text:style-name="P6"><text:bookmark-ref text:reference-format="chapter" text:ref-name="__RefNumPara__530_225803582">3.1.1.1</text:bookmark-ref>, <text:bookmark-ref text:reference-format="chapter" text:ref-name="__RefNumPara__532_225803582">3.1.2.1</text:bookmark-ref>, <text:bookmark-ref text:reference-format="chapter" text:ref-name="__RefNumPara__534_225803582">3.1.3.1</text:bookmark-ref></text:p>
          </table:table-cell>
          <table:table-cell table:style-name="TapeSystemTests.B2" office:value-type="string">
            <text:p text:style-name="P6">Migrate and recall 10 dual tape-copy files</text:p>
          </table:table-cell>
        </table:table-row>
        <table:table-row>
          <table:table-cell table:style-name="TapeSystemTests.A2" office:value-type="string">
            <text:p text:style-name="P6"><text:bookmark-ref text:reference-format="chapter" text:ref-name="__RefNumPara__530_225803582">3.1.1.1</text:bookmark-ref>, <text:bookmark-ref text:reference-format="chapter" text:ref-name="__RefNumPara__534_225803582">3.1.3.1</text:bookmark-ref></text:p>
          </table:table-cell>
          <table:table-cell table:style-name="TapeSystemTests.B2" office:value-type="string">
            <text:p text:style-name="P6">Migrate and recall 10 single tape-copy files</text:p>
          </table:table-cell>
        </table:table-row>
        <table:table-row>
          <table:table-cell table:style-name="TapeSystemTests.A2" office:value-type="string">
            <text:p text:style-name="P6"><text:bookmark-ref text:reference-format="chapter" text:ref-name="__RefNumPara__620_225803582">3.3.1.2</text:bookmark-ref></text:p>
          </table:table-cell>
          <table:table-cell table:style-name="TapeSystemTests.B2" office:value-type="string">
            <text:p text:style-name="P6">Migrate and recall stress test.</text:p>
          </table:table-cell>
        </table:table-row>
        <table:table-row>
          <table:table-cell table:style-name="TapeSystemTests.A2" office:value-type="string">
            <text:p text:style-name="P6"><text:bookmark-ref text:reference-format="chapter" text:ref-name="__RefNumPara__622_225803582">3.2.1.2.1</text:bookmark-ref></text:p>
          </table:table-cell>
          <table:table-cell table:style-name="TapeSystemTests.B2" office:value-type="string">
            <text:p text:style-name="P6">Migrate until end of 2 tapes</text:p>
          </table:table-cell>
        </table:table-row>
        <table:table-row>
          <table:table-cell table:style-name="TapeSystemTests.A2" office:value-type="string">
            <text:p text:style-name="P6"><text:bookmark-ref text:reference-format="chapter" text:ref-name="__RefNumPara__624_225803582">3.2.1.2.2</text:bookmark-ref></text:p>
          </table:table-cell>
          <table:table-cell table:style-name="TapeSystemTests.B2" office:value-type="string">
            <text:p text:style-name="P6">Recall 2 files from an ARCHIVED tape.</text:p>
          </table:table-cell>
        </table:table-row>
        <table:table-row>
          <table:table-cell table:style-name="TapeSystemTests.A2" office:value-type="string">
            <text:p text:style-name="P6"><text:bookmark-ref text:reference-format="chapter" text:ref-name="__RefNumPara__524_225803582">3.2.1.4.1</text:bookmark-ref></text:p>
          </table:table-cell>
          <table:table-cell table:style-name="TapeSystemTests.B2" office:value-type="string">
            <text:p text:style-name="P6">Recall 10 files modifying ns checksum whilst TAPECOPY TOBERECALLED</text:p>
          </table:table-cell>
        </table:table-row>
        <table:table-row>
          <table:table-cell table:style-name="TapeSystemTests.A2" office:value-type="string">
            <text:p text:style-name="P6"><text:bookmark-ref text:reference-format="chapter" text:ref-name="__RefNumPara__526_225803582">3.2.1.4.4</text:bookmark-ref></text:p>
          </table:table-cell>
          <table:table-cell table:style-name="TapeSystemTests.B2" office:value-type="string">
            <text:p text:style-name="P6">Recall 10 files nsrm them whilst TAPECOPY TOBERECALLED.</text:p>
          </table:table-cell>
        </table:table-row>
        <table:table-row>
          <table:table-cell table:style-name="TapeSystemTests.A2" office:value-type="string">
            <text:p text:style-name="P6"><text:bookmark-ref text:reference-format="chapter" text:ref-name="__RefNumPara__528_225803582">3.2.1.3.1</text:bookmark-ref></text:p>
          </table:table-cell>
          <table:table-cell table:style-name="TapeSystemTests.B2" office:value-type="string">
            <text:p text:style-name="P6">Recall 10 files with CNS HOST set to non existing host.</text:p>
          </table:table-cell>
        </table:table-row>
        <table:table-row>
          <table:table-cell table:style-name="TapeSystemTests.A2" office:value-type="string">
            <text:p text:style-name="P6"><text:bookmark-ref text:reference-format="chapter" text:ref-name="__RefNumPara__510_225803582">3.2.1.3.5</text:bookmark-ref></text:p>
          </table:table-cell>
          <table:table-cell table:style-name="TapeSystemTests.B2" office:value-type="string">
            <text:p text:style-name="P6">Recall 10 files with disk server rfiod down.</text:p>
          </table:table-cell>
        </table:table-row>
        <table:table-row>
          <table:table-cell table:style-name="TapeSystemTests.A2" office:value-type="string">
            <text:p text:style-name="P6"><text:bookmark-ref text:reference-format="chapter" text:ref-name="__RefNumPara__480_225803582">3.1.3.2</text:bookmark-ref></text:p>
          </table:table-cell>
          <table:table-cell table:style-name="TapeSystemTests.B2" office:value-type="string">
            <text:p text:style-name="P6">Repack 2 tapes.</text:p>
          </table:table-cell>
        </table:table-row>
        <table:table-row>
          <table:table-cell table:style-name="TapeSystemTests.A2" office:value-type="string">
            <text:p text:style-name="P6"><text:bookmark-ref text:reference-format="number-all-superior" text:ref-name="__RefNumPara__135_1989495862"> 3.3.2.2 </text:bookmark-ref></text:p>
          </table:table-cell>
          <table:table-cell table:style-name="TapeSystemTests.B2" office:value-type="string">
            <text:p text:style-name="P6">Install and poputate stager in production version <text:variable-get text:name="OldCastorVersion" office:value-type="string">2.1.9-9</text:variable-get> <text:s/>with files in all <text:soft-page-break/>possible state then migrate to <text:variable-get text:name="NewCastorVersion" office:value-type="string">2.1.9-10</text:variable-get> and validate that the files follow their lifecycle propoerly.</text:p>
          </table:table-cell>
        </table:table-row>
        <table:table-row>
          <table:table-cell table:style-name="TapeSystemTests.A2" office:value-type="string">
            <text:p text:style-name="P6"><text:bookmark-ref text:reference-format="chapter" text:ref-name="__RefNumPara__135_1989495862">3.3.2.2</text:bookmark-ref></text:p>
          </table:table-cell>
          <table:table-cell table:style-name="TapeSystemTests.B2" office:value-type="string">
            <text:p text:style-name="P6">Base for tests: have a procedure to install from scratch a stager in 2.1.9-9 <text:s/>and then migrate (for the moment 2.1.9-8 =&gt; 2.1.9-8 + tapegateway)</text:p>
          </table:table-cell>
        </table:table-row>
        <table:table-row>
          <table:table-cell table:style-name="TapeSystemTests.A2" office:value-type="string">
            <text:p text:style-name="P6"><text:bookmark-ref text:reference-format="chapter" text:ref-name="__RefNumPara__520_225803582">3.3.2.3</text:bookmark-ref>, <text:bookmark-ref text:reference-format="chapter" text:ref-name="__RefNumPara__522_225803582">3.3.2.4</text:bookmark-ref></text:p>
          </table:table-cell>
          <table:table-cell table:style-name="TapeSystemTests.B2" office:value-type="string">
            <text:p text:style-name="P6">Base for test: have a procedure to switch back and forth between tape gateway and rtcpclientd.</text:p>
          </table:table-cell>
        </table:table-row>
        <table:table-row>
          <table:table-cell table:style-name="TapeSystemTests.A2" office:value-type="string">
            <text:p text:style-name="P6"><text:bookmark-ref text:reference-format="chapter" text:ref-name="__RefNumPara__518_225803582">3.3.2.1</text:bookmark-ref></text:p>
          </table:table-cell>
          <table:table-cell table:style-name="TapeSystemTests.B2" office:value-type="string">
            <text:p text:style-name="P6">Reproduce all non-installation tests in both rtcpclientd and tape gateway.</text:p>
          </table:table-cell>
        </table:table-row>
        <table:table-row>
          <table:table-cell table:style-name="TapeSystemTests.A2" office:value-type="string">
            <text:p text:style-name="P6"/>
          </table:table-cell>
          <table:table-cell table:style-name="TapeSystemTests.B2" office:value-type="string">
            <text:p text:style-name="P6"/>
          </table:table-cell>
        </table:table-row>
      </table:table>
      <text:p text:style-name="P4"/>
      <text:p text:style-name="P4">The non-covered requirements are:</text:p>
      <text:p text:style-name="P4"><text:bookmark-ref text:reference-format="chapter" text:ref-name="__RefNumPara__480_225803582">3.1.3.2</text:bookmark-ref>, <text:bookmark-ref text:reference-format="chapter" text:ref-name="__RefNumPara__482_225803582">3.2.1.1.1</text:bookmark-ref>, <text:bookmark-ref text:reference-format="chapter" text:ref-name="__RefNumPara__484_225803582">3.2.1.1.2</text:bookmark-ref>, <text:bookmark-ref text:reference-format="chapter" text:ref-name="__RefNumPara__486_225803582">3.2.1.1.3</text:bookmark-ref>, <text:bookmark-ref text:reference-format="chapter" text:ref-name="__RefNumPara__488_225803582">3.2.1.1.4</text:bookmark-ref>, <text:bookmark-ref text:reference-format="chapter" text:ref-name="__RefNumPara__492_225803582">3.2.1.1.5</text:bookmark-ref>, <text:bookmark-ref text:reference-format="chapter" text:ref-name="__RefNumPara__490_225803582">3.2.1.1.6</text:bookmark-ref>, <text:bookmark-ref text:reference-format="chapter" text:ref-name="__RefNumPara__494_225803582">3.2.1.1.7</text:bookmark-ref>, <text:bookmark-ref text:reference-format="chapter" text:ref-name="__RefNumPara__496_225803582">3.2.1.1.8</text:bookmark-ref>, <text:bookmark-ref text:reference-format="chapter" text:ref-name="__RefNumPara__498_225803582">3.2.1.1.9</text:bookmark-ref>, <text:bookmark-ref text:reference-format="chapter" text:ref-name="__RefNumPara__500_225803582">3.2.1.2.3</text:bookmark-ref>, <text:bookmark-ref text:reference-format="chapter" text:ref-name="__RefNumPara__502_225803582">3.2.1.2.4</text:bookmark-ref>, <text:bookmark-ref text:reference-format="chapter" text:ref-name="__RefNumPara__504_225803582">3.2.1.3.2</text:bookmark-ref>, <text:bookmark-ref text:reference-format="chapter" text:ref-name="__RefNumPara__506_225803582">3.2.1.3.3</text:bookmark-ref>, <text:bookmark-ref text:reference-format="chapter" text:ref-name="__RefNumPara__508_225803582">3.2.1.3.4</text:bookmark-ref>, <text:bookmark-ref text:reference-format="chapter" text:ref-name="__RefNumPara__510_225803582">3.2.1.3.5</text:bookmark-ref>, <text:bookmark-ref text:reference-format="chapter" text:ref-name="__RefNumPara__512_225803582">3.2.1.4.2</text:bookmark-ref>, <text:bookmark-ref text:reference-format="chapter" text:ref-name="__RefNumPara__514_225803582">3.2.1.4.3</text:bookmark-ref>, <text:bookmark-ref text:reference-format="chapter" text:ref-name="__RefNumPara__516_225803582">3.3.1.1</text:bookmark-ref>, <text:bookmark-ref text:reference-format="chapter" text:ref-name="__RefNumPara__518_225803582">3.3.2.1</text:bookmark-ref>, <text:bookmark-ref text:reference-format="chapter" text:ref-name="__RefNumPara__135_1989495862">3.3.2.2</text:bookmark-ref>, <text:bookmark-ref text:reference-format="chapter" text:ref-name="__RefNumPara__520_225803582">3.3.2.3</text:bookmark-ref>, <text:bookmark-ref text:reference-format="chapter" text:ref-name="__RefNumPara__522_225803582">3.3.2.4</text:bookmark-ref></text:p>
      <text:h text:style-name="P11" text:outline-level="2">Acceptance test</text:h>
      <text:p text:style-name="P4">In the preprod environment.</text:p>
      <text:h text:style-name="P10" text:outline-level="1">Test environments</text:h>
      <text:h text:style-name="P11" text:outline-level="2">The development stagers</text:h>
      <text:h text:style-name="P11" text:outline-level="2">The preproduction environ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9H06M47S</meta:editing-duration>
    <meta:editing-cycles>44</meta:editing-cycles>
    <meta:generator>OpenOffice.org/3.2$Win32 OpenOffice.org_project/320m18$Build-9502</meta:generator>
    <dc:date>2010-09-28T17:22:29.35</dc:date>
    <dc:creator>Eric Cano</dc:creator>
    <meta:printed-by>Eric Cano</meta:printed-by>
    <meta:print-date>2010-09-23T16:33:32.09</meta:print-date>
    <meta:document-statistic meta:table-count="2" meta:image-count="0" meta:object-count="0" meta:page-count="7" meta:paragraph-count="148" meta:word-count="1193" meta:character-count="8844"/>
    <meta:user-defined meta:name="Info 1"/>
    <meta:user-defined meta:name="Info 2"/>
    <meta:user-defined meta:name="Info 3"/>
    <meta:user-defined meta:name="Info 4"/>
  </office:meta>
</office:document-meta>
</file>